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" svg:font-family="Tahoma"/>
    <style:font-face style:name="helvetica neue" svg:font-family="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Budget" style:family="table">
      <style:table-properties style:width="11.365cm" fo:margin-left="0cm" fo:margin-right="5.634cm" table:align="margins"/>
    </style:style>
    <style:style style:name="Budget.A" style:family="table-column">
      <style:table-column-properties style:column-width="8.184cm" style:rel-column-width="4640*"/>
    </style:style>
    <style:style style:name="Budget.B" style:family="table-column">
      <style:table-column-properties style:column-width="3.18cm" style:rel-column-width="1803*"/>
    </style:style>
    <style:style style:name="Budge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udget.B1" style:family="table-cell">
      <style:table-cell-properties fo:padding="0.097cm" fo:border="0.002cm solid #000000"/>
    </style:style>
    <style:style style:name="Budget.A2" style:family="table-cell">
      <style:table-cell-properties fo:padding="0.097cm" fo:border-left="0.002cm solid #000000" fo:border-right="none" fo:border-top="none" fo:border-bottom="0.002cm solid #000000"/>
    </style:style>
    <style:style style:name="Budge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Budget.A6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Budget.B6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ff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.212cm" style:line-height-at-least="0.397cm" fo:text-align="start" style:justify-single-word="false" fo:orphans="2" fo:widows="2"/>
      <style:text-properties fo:font-variant="normal" fo:text-transform="none" fo:color="#0000ff" style:font-name="Arial1" fo:font-size="9.7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12cm" style:line-height-at-least="0.397cm" fo:text-align="start" style:justify-single-word="false" fo:orphans="2" fo:widows="2"/>
      <style:text-properties fo:font-variant="normal" fo:text-transform="none" fo:color="#000000" style:font-name="Arial1" fo:font-size="9pt" fo:letter-spacing="normal" fo:font-style="normal" fo:font-weight="normal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/>
      <style:text-properties fo:font-variant="normal" fo:text-transform="none" fo:color="#0000ff" style:font-name="Arial1" fo:font-size="9.7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9.75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style:line-height-at-least="0.503cm" fo:text-align="end" style:justify-single-word="false" fo:orphans="2" fo:widows="2" fo:text-indent="0cm" style:auto-text-indent="false"/>
      <style:text-properties fo:font-variant="normal" fo:text-transform="none" fo:color="#000000" style:font-name="Arial1" fo:font-size="9.75pt" fo:letter-spacing="normal" fo:font-style="norm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style:line-height-at-least="0.503cm" fo:text-align="end" style:justify-single-word="false" fo:orphans="2" fo:widows="2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12cm" style:line-height-at-least="0.397cm" fo:text-align="start" style:justify-single-word="false" fo:orphans="2" fo:widows="2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style:line-height-at-least="0.397cm" fo:text-align="start" style:justify-single-word="false" fo:orphans="2" fo:widows="2" fo:text-indent="0cm" style:auto-text-indent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Heading_20_2">
      <style:paragraph-properties fo:margin-top="0cm" fo:margin-bottom="0cm" style:line-height-at-least="0.397cm" fo:text-align="start" style:justify-single-word="false" fo:orphans="2" fo:widows="2"/>
      <style:text-properties fo:font-variant="normal" fo:text-transform="none" fo:color="#0000ff" style:font-name="helvetica neue" fo:font-size="9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style:line-height-at-least="0.397cm" fo:text-align="start" style:justify-single-word="false" fo:orphans="2" fo:widows="2"/>
      <style:text-properties fo:font-variant="normal" fo:text-transform="none" fo:color="#000000" style:font-name="helvetica neue" fo:font-size="9.7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9.75pt"/>
    </style:style>
    <style:style style:name="P13" style:family="paragraph" style:parent-style-name="Table_20_Contents">
      <style:paragraph-properties fo:text-align="end" style:justify-single-word="false"/>
      <style:text-properties style:font-name="Arial1" fo:font-size="9.75pt" fo:font-weight="bold" style:font-weight-asian="bold" style:font-weight-complex="bold"/>
    </style:style>
    <style:style style:name="P14" style:family="paragraph" style:parent-style-name="Text_20_body" style:list-style-name="L1">
      <style:paragraph-properties fo:margin-left="0cm" fo:margin-right="0cm" fo:margin-top="0cm" fo:margin-bottom="0.212cm" style:line-height-at-least="0.397cm" fo:text-align="start" style:justify-single-word="false" fo:orphans="2" fo:widows="2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 style:list-style-name="L2">
      <style:paragraph-properties fo:margin-left="0cm" fo:margin-right="0cm" fo:margin-top="0cm" fo:margin-bottom="0.212cm" style:line-height-at-least="0.397cm" fo:text-align="start" style:justify-single-word="false" fo:orphans="2" fo:widows="2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/>
      <style:text-properties fo:font-variant="normal" fo:text-transform="none" fo:color="#0000ff" style:font-name="Arial1" fo:font-size="9.75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12cm" style:line-height-at-least="0.503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9.75pt" fo:letter-spacing="normal" fo:font-style="normal" fo:font-weight="bold" style:font-weight-asian="bold" style:font-weight-complex="bold"/>
    </style:style>
    <style:style style:name="T1" style:family="text">
      <style:text-properties style:font-name="Arial1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udget for SocialCompare's project :</text:p>
      <text:p text:style-name="Standard"/>
      <table:table table:name="Budget" table:style-name="Budget">
        <table:table-column table:style-name="Budget.A"/>
        <table:table-column table:style-name="Budget.B"/>
        <table:table-row>
          <table:table-cell table:style-name="Budget.A1" office:value-type="string">
            <text:p text:style-name="P12">Introduction video about the service</text:p>
          </table:table-cell>
          <table:table-cell table:style-name="Budget.B1" office:value-type="string">
            <text:p text:style-name="P6">$2000</text:p>
          </table:table-cell>
        </table:table-row>
        <table:table-row>
          <table:table-cell table:style-name="Budget.A2" office:value-type="string">
            <text:p text:style-name="P12">Create initial and regularly new open data set</text:p>
          </table:table-cell>
          <table:table-cell table:style-name="Budget.B2" office:value-type="string">
            <text:p text:style-name="P6">$1500</text:p>
          </table:table-cell>
        </table:table-row>
        <table:table-row>
          <table:table-cell table:style-name="Budget.A2" office:value-type="string">
            <text:p text:style-name="P12">Develop tool to import data from open databases (such as semantic ones)</text:p>
          </table:table-cell>
          <table:table-cell table:style-name="Budget.B2" office:value-type="string">
            <text:p text:style-name="P6">$3000</text:p>
          </table:table-cell>
        </table:table-row>
        <table:table-row>
          <table:table-cell table:style-name="Budget.A2" office:value-type="string">
            <text:p text:style-name="P12">Translations into main languages used on Internet</text:p>
          </table:table-cell>
          <table:table-cell table:style-name="Budget.B2" office:value-type="string">
            <text:p text:style-name="P6">$2000</text:p>
          </table:table-cell>
        </table:table-row>
        <table:table-row>
          <table:table-cell table:style-name="Budget.A2" office:value-type="string">
            <text:p text:style-name="P12">Advertisement to help the website's launch</text:p>
          </table:table-cell>
          <table:table-cell table:style-name="Budget.B2" office:value-type="string">
            <text:p text:style-name="P6">$1500</text:p>
          </table:table-cell>
        </table:table-row>
        <table:table-row>
          <table:table-cell table:style-name="Budget.A6" office:value-type="string">
            <text:p text:style-name="P13">Total</text:p>
          </table:table-cell>
          <table:table-cell table:style-name="Budget.B6" office:value-type="string">
            <text:p text:style-name="P7">$10 000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sans-serif"/>
    <style:font-face style:name="OpenSymbol" svg:font-family="OpenSymbol"/>
    <style:font-face style:name="Tahoma" svg:font-family="Tahoma"/>
    <style:font-face style:name="helvetica neue" svg:font-family="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nina Berger</meta:initial-creator>
    <meta:creation-date>2010-06-21T22:36:05.67</meta:creation-date>
    <dc:date>2010-06-28T19:55:17.18</dc:date>
    <dc:creator>Vanina Berger</dc:creator>
    <meta:editing-duration>PT10H11M22S</meta:editing-duration>
    <meta:editing-cycles>91</meta:editing-cycles>
    <meta:generator>OpenOffice.org/3.1$Win32 OpenOffice.org_project/310m11$Build-9399</meta:generator>
    <meta:document-statistic meta:table-count="1" meta:image-count="0" meta:object-count="0" meta:page-count="1" meta:paragraph-count="13" meta:word-count="51" meta:character-count="317"/>
  </office:meta>
</office:document-meta>
</file>